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6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6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6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69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1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2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9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0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2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3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4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5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87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88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89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0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3" style:family="graphic" style:parent-style-name="standard">
      <style:graphic-properties draw:marker-end="Arrow"/>
    </style:style>
    <style:style style:name="gr94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95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96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97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98" style:family="graphic" style:parent-style-name="objectwithoutfill">
      <style:graphic-properties draw:marker-end="" draw:fill="none"/>
    </style:style>
    <style:style style:name="gr99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07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0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3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25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26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29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0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1" style:family="graphic" style:parent-style-name="standard">
      <style:graphic-properties draw:stroke="none" draw:fill="none" draw:opacity="100%" fo:min-height="0.562cm" draw:shadow-opacity="100%"/>
      <style:paragraph-properties style:writing-mode="lr-tb"/>
    </style:style>
    <style:style style:name="gr132" style:family="graphic" style:parent-style-name="standard">
      <style:graphic-properties draw:opacity="100%" draw:textarea-horizontal-align="center" draw:shadow-opacity="100%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4" style:family="graphic" style:parent-style-name="standard">
      <style:graphic-properties svg:stroke-color="#333333" draw:textarea-horizontal-align="center"/>
    </style:style>
    <style:style style:name="gr135" style:family="graphic" style:parent-style-name="standard">
      <style:graphic-properties draw:stroke="none" draw:fill="none" fo:min-height="0.562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37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8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9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0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1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47" style:family="graphic" style:parent-style-name="standard">
      <style:graphic-properties draw:marker-end="Arrow"/>
      <style:paragraph-properties style:writing-mode="lr-tb"/>
    </style:style>
    <style:style style:name="gr148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49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2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4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5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6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7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3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/>
      <style:text-properties fo:font-size="18pt"/>
    </style:style>
    <style:style style:name="P7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333333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-color="#0066cc"/>
      <style:paragraph-properties fo:text-align="center"/>
    </style:style>
    <style:style style:name="P90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1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94" style:family="paragraph"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95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/>
      <style:paragraph-properties style:writing-mode="lr-tb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5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5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5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loext:graphic-properties draw:fill="solid" draw:fill-color="#c0c0c0" draw:opacity="50%"/>
      <style:paragraph-properties fo:text-align="start"/>
      <style:text-properties fo:font-size="15pt" style:font-size-asian="15pt" style:font-size-complex="15pt"/>
    </style:style>
    <style:style style:name="P141" style:family="paragraph">
      <style:paragraph-properties fo:text-align="end"/>
      <style:text-properties fo:font-size="15pt" style:font-size-asian="15pt" style:font-size-complex="15pt"/>
    </style:style>
    <style:style style:name="P142" style:family="paragraph">
      <style:paragraph-properties fo:text-align="start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3" style:family="paragraph">
      <loext:graphic-properties draw:fill="solid" draw:fill-color="#bdbdbd"/>
      <style:paragraph-properties fo:text-align="start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style:paragraph-properties fo:text-align="center"/>
      <style:text-properties fo:color="#ffffff" loext:opacity="100%" fo:font-weight="bold"/>
    </style:style>
    <style:style style:name="P145" style:family="paragraph">
      <loext:graphic-properties draw:fill="solid" draw:fill-color="#757575"/>
      <style:paragraph-properties fo:text-align="center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none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7" style:family="paragraph">
      <style:paragraph-properties fo:text-align="center"/>
      <style:text-properties fo:font-size="15pt" fo:font-weight="bold" style:font-size-asian="15pt" style:font-size-complex="15pt"/>
    </style:style>
    <style:style style:name="P148" style:family="paragraph">
      <loext:graphic-properties draw:fill="solid" draw:fill-color="#212121"/>
      <style:paragraph-properties fo:text-align="center"/>
      <style:text-properties fo:font-size="15pt" fo:font-weight="bold" style:font-size-asian="15pt" style:font-size-complex="15pt"/>
    </style:style>
    <style:style style:name="P149" style:family="paragraph"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0" style:family="paragraph">
      <loext:graphic-properties draw:fill="solid" draw:fill-color="#960900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eb4238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d50d01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512da8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d1c4e9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8c68ca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388e3c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c8e6c9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4caf50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style:paragraph-properties fo:text-align="start"/>
      <style:text-properties fo:font-size="15pt" style:font-size-asian="15pt" style:font-size-complex="15pt"/>
    </style:style>
    <style:style style:name="P160" style:family="paragraph">
      <loext:graphic-properties draw:fill="solid" draw:fill-color="#212121" draw:opacity="50%"/>
      <style:paragraph-properties fo:text-align="start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5" fo:font-size="24pt" style:font-size-asian="24pt" style:font-size-complex="24pt"/>
    </style:style>
    <style:style style:name="T33" style:family="text">
      <style:text-properties fo:color="#ffffff" loext:opacity="100%" style:font-name="Arial5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5pt" style:font-size-asian="15pt" style:font-weight-asian="normal" style:font-size-complex="15pt" style:font-weight-complex="normal"/>
    </style:style>
    <style:style style:name="T36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</text:span><text:span text:style-name="T2">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</text:span><text:span text:style-name="T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1.7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8" draw:id="id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7" draw:id="id7" draw:layer="layout" svg:width="4cm" svg:height="1.5cm" svg:x="1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6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7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g>
          <draw:custom-shape draw:style-name="gr64" draw:text-style-name="P66" draw:layer="layout" svg:width="9cm" svg:height="2.5cm" svg:x="0.5cm" svg:y="2cm">
            <text:p text:style-name="P65"><text:span text:style-name="T22">Product</text:span></text:p>
            <text:p text:style-name="P65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67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9cm" svg:height="2.5cm" svg:x="9.5cm" svg:y="2cm">
            <text:p text:style-name="P68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6" draw:layer="layout" svg:width="9cm" svg:height="2.5cm" svg:x="18.5cm" svg:y="2cm">
            <text:p text:style-name="P65"><text:span text:style-name="T22">Quality</text:span></text:p>
            <text:p text:style-name="P65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67" draw:text-style-name="P70" draw:layer="layout" svg:x1="5cm" svg:y1="7cm" svg:x2="5cm" svg:y2="12.8cm">
            <text:p/>
          </draw:line>
          <draw:custom-shape draw:style-name="gr68" draw:text-style-name="P72" draw:layer="layout" svg:width="3cm" svg:height="2.5cm" svg:x="3.5cm" svg:y="11.5cm">
            <text:p text:style-name="P71"><text:span text:style-name="T24">MRD,</text:span></text:p>
            <text:p text:style-name="P71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69" draw:text-style-name="P74" draw:layer="layout" svg:width="3cm" svg:height="3cm" svg:x="3.5cm" svg:y="5cm">
            <text:p text:style-name="P73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76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12cm" svg:y1="7cm" svg:x2="12cm" svg:y2="13cm">
            <text:p/>
          </draw:line>
          <draw:custom-shape draw:style-name="gr71" draw:text-style-name="P77" draw:layer="layout" svg:width="3cm" svg:height="2.5cm" svg:x="10.5cm" svg:y="11.5cm">
            <text:p text:style-name="P71"><text:span text:style-name="T24">Rel.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67" draw:text-style-name="P70" draw:layer="layout" svg:x1="16cm" svg:y1="7cm" svg:x2="16cm" svg:y2="13cm">
            <text:p/>
          </draw:line>
          <draw:custom-shape draw:style-name="gr71" draw:text-style-name="P77" draw:layer="layout" svg:width="3cm" svg:height="2.5cm" svg:x="14.5cm" svg:y="11.5cm">
            <text:p text:style-name="P71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2" draw:text-style-name="P78" draw:layer="layout" svg:width="3cm" svg:height="3cm" svg:x="14.5cm" svg:y="5cm">
            <text:p text:style-name="P75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9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5cm" svg:y1="7cm" svg:x2="25cm" svg:y2="13cm">
            <text:p/>
          </draw:line>
          <draw:custom-shape draw:style-name="gr68" draw:text-style-name="P72" draw:layer="layout" svg:width="3cm" svg:height="2.5cm" svg:x="23.5cm" svg:y="11.5cm">
            <text:p text:style-name="P71"><text:span text:style-name="T24">Code,</text:span></text:p>
            <text:p text:style-name="P71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23.5cm" svg:y="5cm">
            <text:p text:style-name="P75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1cm" svg:y1="7cm" svg:x2="21cm" svg:y2="13cm">
            <text:p/>
          </draw:line>
          <draw:custom-shape draw:style-name="gr71" draw:text-style-name="P77" draw:layer="layout" svg:width="3cm" svg:height="2.5cm" svg:x="19.5cm" svg:y="11.5cm">
            <text:p text:style-name="P71"><text:span text:style-name="T24">Test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19.5cm" svg:y="5cm">
            <text:p text:style-name="P75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82" draw:layer="layout" svg:width="3cm" svg:height="2.5cm" svg:x="3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4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0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9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23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76" draw:text-style-name="P8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84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78" draw:text-style-name="P84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79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0" draw:text-style-name="P84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79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1" draw:text-style-name="P84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79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81" draw:text-style-name="P84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79" draw:layer="layout" svg:x1="22cm" svg:y1="8cm" svg:x2="25.5cm" svg:y2="8cm">
            <text:p/>
          </draw:line>
          <draw:frame draw:style-name="gr77" draw:text-style-name="P84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77" draw:text-style-name="P84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79" draw:layer="layout" svg:x1="2.5cm" svg:y1="8cm" svg:x2="6cm" svg:y2="8cm">
            <text:p/>
          </draw:line>
          <draw:line draw:style-name="gr79" draw:layer="layout" svg:x1="9cm" svg:y1="8cm" svg:x2="12.5cm" svg:y2="8cm">
            <text:p/>
          </draw:line>
          <draw:line draw:style-name="gr79" draw:layer="layout" svg:x1="15.5cm" svg:y1="8cm" svg:x2="19cm" svg:y2="8cm">
            <text:p/>
          </draw:line>
          <draw:custom-shape draw:style-name="gr82" draw:text-style-name="P8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83" draw:text-style-name="P86" draw:layer="layout" svg:width="3cm" svg:height="3cm" svg:x="12.5cm" svg:y="6.5cm">
            <text:p text:style-name="P85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84" draw:text-style-name="P87" draw:layer="layout" svg:width="3cm" svg:height="3cm" svg:x="19cm" svg:y="6.5cm">
            <text:p text:style-name="P85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88" draw:layer="layout" svg:width="3cm" svg:height="3cm" svg:x="6cm" svg:y="6.5cm">
            <text:p text:style-name="P85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line draw:style-name="gr86" draw:text-style-name="P89" draw:layer="layout" svg:x1="10.501cm" svg:y1="9.502cm" svg:x2="14.001cm" svg:y2="4.002cm">
            <text:p/>
          </draw:line>
          <draw:line draw:style-name="gr86" draw:text-style-name="P89" draw:layer="layout" svg:x1="14.001cm" svg:y1="4.002cm" svg:x2="17.501cm" svg:y2="9.502cm">
            <text:p/>
          </draw:line>
          <draw:line draw:style-name="gr86" draw:text-style-name="P89" draw:layer="layout" svg:x1="10.002cm" svg:y1="9.503cm" svg:x2="18.002cm" svg:y2="9.503cm">
            <text:p/>
          </draw:line>
          <draw:custom-shape draw:style-name="gr87" draw:text-style-name="P91" draw:layer="layout" svg:width="5cm" svg:height="3cm" svg:x="15.002cm" svg:y="8.003cm">
            <text:p text:style-name="P90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92" draw:layer="layout" svg:width="5cm" svg:height="3cm" svg:x="11.502cm" svg:y="2.503cm">
            <text:p text:style-name="P90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93" draw:layer="layout" svg:width="5cm" svg:height="3cm" svg:x="8.002cm" svg:y="8.003cm">
            <text:p text:style-name="P90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95" draw:layer="layout" svg:width="5cm" svg:height="3.5cm" svg:x="11.502cm" svg:y="5.603cm">
            <text:p text:style-name="P94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frame draw:style-name="gr91" draw:text-style-name="P57" draw:layer="layout" svg:width="5cm" svg:height="4cm" svg:x="1cm" svg:y="4cm">
            <draw:text-box>
              <text:p text:style-name="P19"><text:span text:style-name="T20">start</text:span></text:p>
            </draw:text-box>
          </draw:frame>
          <draw:frame draw:style-name="gr92" draw:text-style-name="P57" draw:layer="layout" svg:width="5cm" svg:height="4cm" svg:x="22cm" svg:y="4cm">
            <draw:text-box>
              <text:p text:style-name="P19"><text:span text:style-name="T20">end</text:span></text:p>
            </draw:text-box>
          </draw:frame>
          <draw:line draw:style-name="gr93" draw:layer="layout" svg:x1="1cm" svg:y1="9cm" svg:x2="27cm" svg:y2="9cm">
            <text:p/>
          </draw:line>
          <draw:frame draw:style-name="gr94" draw:text-style-name="P96" draw:layer="layout" svg:width="3cm" svg:height="1.5cm" svg:x="24cm" svg:y="9cm">
            <draw:text-box>
              <text:p>time</text:p>
            </draw:text-box>
          </draw:frame>
          <draw:custom-shape draw:style-name="gr95" draw:text-style-name="P97" draw:layer="layout" svg:width="8cm" svg:height="4cm" svg:x="3.5cm" svg:y="4cm">
            <text:p text:style-name="P65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6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7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98" draw:text-style-name="P49" draw:layer="layout" svg:x1="3.5cm" svg:y1="8.5cm" svg:x2="3.5cm" svg:y2="9.539cm">
            <text:p/>
          </draw:line>
          <draw:line draw:style-name="gr98" draw:text-style-name="P49" draw:layer="layout" svg:x1="23.5cm" svg:y1="8.5cm" svg:x2="23.5cm" svg:y2="9.539cm">
            <text:p/>
          </draw:line>
          <draw:frame draw:style-name="gr99" draw:text-style-name="P96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4" draw:style-name="dp1" draw:master-page-name="Default">
        <office:forms form:automatic-focus="false" form:apply-design-mode="false"/>
        <draw:g>
          <draw:line draw:style-name="gr13" draw:text-style-name="P19" draw:layer="layout" svg:x1="1cm" svg:y1="8.5cm" svg:x2="27cm" svg:y2="8.5cm">
            <text:p/>
          </draw:line>
          <draw:frame draw:style-name="gr100" draw:text-style-name="P22" draw:layer="layout" svg:width="3cm" svg:height="1.5cm" svg:x="24cm" svg:y="8.5cm">
            <draw:text-box>
              <text:p text:style-name="P21">time</text:p>
            </draw:text-box>
          </draw:frame>
          <draw:frame draw:style-name="gr101" draw:text-style-name="P23" draw:layer="layout" svg:width="2cm" svg:height="3cm" svg:x="24.5cm" svg:y="5cm">
            <draw:text-box>
              <text:p text:style-name="P19"><text:span text:style-name="T1">...</text:span></text:p>
            </draw:text-box>
          </draw:frame>
          <draw:g>
            <draw:custom-shape draw:style-name="gr102" draw:text-style-name="P102" draw:layer="layout" svg:width="2.5cm" svg:height="2.5cm" svg:x="3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5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7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7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9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21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0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2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14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20" draw:layer="layout" svg:width="6.5cm" svg:height="1.5cm" svg:x="3.5cm" svg:y="4cm">
            <draw:text-box>
              <text:p text:style-name="P19"><text:span text:style-name="T7">Iteration n-1</text:span></text:p>
            </draw:text-box>
          </draw:frame>
          <draw:frame draw:style-name="gr12" draw:text-style-name="P20" draw:layer="layout" svg:width="6.5cm" svg:height="1.5cm" svg:x="17.5cm" svg:y="4cm">
            <draw:text-box>
              <text:p text:style-name="P19"><text:span text:style-name="T7">Iteration n+1</text:span></text:p>
            </draw:text-box>
          </draw:frame>
          <draw:frame draw:style-name="gr12" draw:text-style-name="P20" draw:layer="layout" svg:width="6.5cm" svg:height="1.5cm" svg:x="10.5cm" svg:y="4cm">
            <draw:text-box>
              <text:p text:style-name="P19"><text:span text:style-name="T7">Iteration n</text:span></text:p>
            </draw:text-box>
          </draw:fram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24cm" svg:y1="8cm" svg:x2="24cm" svg:y2="9cm">
            <text:p/>
          </draw:line>
          <draw:line draw:style-name="gr15" draw:text-style-name="P19" draw:layer="layout" svg:x1="17cm" svg:y1="8cm" svg:x2="17cm" svg:y2="9cm">
            <text:p/>
          </draw:line>
          <draw:line draw:style-name="gr15" draw:text-style-name="P19" draw:layer="layout" svg:x1="10cm" svg:y1="8cm" svg:x2="10cm" svg:y2="9cm">
            <text:p/>
          </draw:line>
          <draw:frame draw:style-name="gr101" draw:text-style-name="P23" draw:layer="layout" svg:width="2cm" svg:height="3cm" svg:x="1.5cm" svg:y="5cm">
            <draw:text-box>
              <text:p text:style-name="P19"><text:span text:style-name="T1">...</text:span></text:p>
            </draw:text-box>
          </draw:frame>
          <draw:frame draw:style-name="gr105" draw:text-style-name="P20" draw:layer="layout" svg:width="7cm" svg:height="1.5cm" svg:x="3cm" svg:y="8.5cm">
            <draw:text-box>
              <text:p text:style-name="P19"><text:span text:style-name="T7">1-4 weeks</text:span></text:p>
            </draw:text-box>
          </draw:frame>
          <draw:frame draw:style-name="gr17" draw:text-style-name="P20" draw:layer="layout" svg:width="7cm" svg:height="1.5cm" svg:x="17cm" svg:y="8.5cm">
            <draw:text-box>
              <text:p text:style-name="P19"><text:span text:style-name="T7">1-4 weeks</text:span></text:p>
            </draw:text-box>
          </draw:frame>
          <draw:frame draw:style-name="gr106" draw:text-style-name="P20" draw:layer="layout" svg:width="7cm" svg:height="1.5cm" svg:x="10cm" svg:y="8.5cm">
            <draw:text-box>
              <text:p text:style-name="P19"><text:span text:style-name="T7">1-4 weeks</text:span></text:p>
            </draw:text-box>
          </draw:frame>
        </draw:g>
      </draw:page>
      <draw:page draw:name="page15" draw:style-name="dp1" draw:master-page-name="Default">
        <office:forms form:automatic-focus="false" form:apply-design-mode="false"/>
        <draw:g>
          <draw:line draw:style-name="gr107" draw:text-style-name="P105" draw:layer="layout" svg:x1="2.5cm" svg:y1="11.5cm" svg:x2="6.5cm" svg:y2="3cm">
            <text:p/>
          </draw:line>
          <draw:custom-shape draw:style-name="gr108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9" draw:text-style-name="P105" draw:layer="layout" svg:x1="6.5cm" svg:y1="3cm" svg:x2="9cm" svg:y2="4.5cm">
              <text:p/>
            </draw:line>
            <draw:custom-shape draw:style-name="gr110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1" draw:text-style-name="P105" draw:layer="layout" svg:x1="11cm" svg:y1="10cm" svg:x2="10.5cm" svg:y2="13cm">
              <text:p/>
            </draw:line>
            <draw:line draw:style-name="gr112" draw:text-style-name="P105" draw:layer="layout" svg:x1="10.5cm" svg:y1="7cm" svg:x2="11cm" svg:y2="10cm">
              <text:p/>
            </draw:line>
            <draw:line draw:style-name="gr113" draw:text-style-name="P105" draw:layer="layout" svg:x1="9cm" svg:y1="4.5cm" svg:x2="10.5cm" svg:y2="7cm">
              <text:p/>
            </draw:line>
            <draw:custom-shape draw:style-name="gr114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5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6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9" draw:text-style-name="P113" draw:layer="layout" svg:x1="25.5cm" svg:y1="10cm" svg:x2="24.5cm" svg:y2="7cm">
            <text:p/>
          </draw:line>
          <draw:line draw:style-name="gr120" draw:text-style-name="P113" draw:layer="layout" svg:x1="21cm" svg:y1="6.5cm" svg:x2="23.5cm" svg:y2="4.5cm">
            <text:p/>
          </draw:line>
          <draw:line draw:style-name="gr119" draw:text-style-name="P113" draw:layer="layout" svg:x1="17cm" svg:y1="11.5cm" svg:x2="18.5cm" svg:y2="8.5cm">
            <text:p/>
          </draw:line>
          <draw:line draw:style-name="gr119" draw:text-style-name="P113" draw:layer="layout" svg:x1="25cm" svg:y1="7cm" svg:x2="21cm" svg:y2="6.5cm">
            <text:p/>
          </draw:line>
          <draw:line draw:style-name="gr119" draw:text-style-name="P113" draw:layer="layout" svg:x1="18.5cm" svg:y1="8.5cm" svg:x2="21cm" svg:y2="6.5cm">
            <text:p/>
          </draw:line>
          <draw:line draw:style-name="gr120" draw:text-style-name="P113" draw:layer="layout" svg:x1="18.5cm" svg:y1="8.5cm" svg:x2="21cm" svg:y2="3cm">
            <text:p/>
          </draw:line>
          <draw:custom-shape draw:style-name="gr121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2" draw:text-style-name="P116" draw:layer="layout" svg:x1="21cm" svg:y1="3cm" svg:x2="23.5cm" svg:y2="4.5cm">
              <text:p/>
            </draw:line>
            <draw:custom-shape draw:style-name="gr123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16" draw:layer="layout" svg:x1="25.5cm" svg:y1="10cm" svg:x2="25cm" svg:y2="13cm">
              <text:p/>
            </draw:line>
            <draw:line draw:style-name="gr122" draw:text-style-name="P116" draw:layer="layout" svg:x1="25cm" svg:y1="7cm" svg:x2="25.5cm" svg:y2="10cm">
              <text:p/>
            </draw:line>
            <draw:line draw:style-name="gr122" draw:text-style-name="P116" draw:layer="layout" svg:x1="23.5cm" svg:y1="4.5cm" svg:x2="25cm" svg:y2="7cm">
              <text:p/>
            </draw:line>
            <draw:custom-shape draw:style-name="gr123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4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office:forms form:automatic-focus="false" form:apply-design-mode="false"/>
        <draw:g>
          <draw:path draw:style-name="gr128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29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0" draw:text-style-name="P126" draw:layer="layout" svg:x1="0.975cm" svg:y1="6.887cm" svg:x2="26.975cm" svg:y2="6.887cm">
            <text:p/>
          </draw:line>
          <draw:frame draw:style-name="gr131" draw:text-style-name="P127" draw:layer="layout" svg:width="2.405cm" svg:height="1.345cm" svg:x="24.475cm" svg:y="6.761cm">
            <draw:text-box>
              <text:p text:style-name="P21">time</text:p>
            </draw:text-box>
          </draw:fram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3.975cm" svg:y1="6.387cm" svg:x2="23.975cm" svg:y2="7.387cm">
            <text:p/>
          </draw:line>
          <draw:line draw:style-name="gr132" draw:text-style-name="P126" draw:layer="layout" svg:x1="16.975cm" svg:y1="6.387cm" svg:x2="16.975cm" svg:y2="7.387cm">
            <text:p/>
          </draw:line>
          <draw:line draw:style-name="gr132" draw:text-style-name="P126" draw:layer="layout" svg:x1="9.975cm" svg:y1="6.387cm" svg:x2="9.975cm" svg:y2="7.387cm">
            <text:p/>
          </draw:line>
          <draw:line draw:style-name="gr132" draw:text-style-name="P126" draw:layer="layout" svg:x1="20.475cm" svg:y1="6.387cm" svg:x2="20.475cm" svg:y2="7.387cm">
            <text:p/>
          </draw:line>
          <draw:line draw:style-name="gr132" draw:text-style-name="P126" draw:layer="layout" svg:x1="13.475cm" svg:y1="6.387cm" svg:x2="13.475cm" svg:y2="7.387cm">
            <text:p/>
          </draw:line>
          <draw:line draw:style-name="gr132" draw:text-style-name="P126" draw:layer="layout" svg:x1="6.475cm" svg:y1="6.387cm" svg:x2="6.475cm" svg:y2="7.387cm">
            <text:p/>
          </draw:line>
          <draw:frame draw:style-name="gr133" draw:text-style-name="P128" draw:layer="layout" svg:width="9cm" svg:height="2.5cm" svg:x="1cm" svg:y="4cm">
            <draw:text-box>
              <text:p text:style-name="P9"><text:span text:style-name="T20">Plan-driven methods</text:span></text:p>
              <text:p text:style-name="P9"><text:span text:style-name="T20">Long iterations</text:span></text:p>
            </draw:text-box>
          </draw:frame>
        </draw:g>
        <draw:g>
          <draw:path draw:style-name="gr134" draw:layer="layout" svg:width="3.499cm" svg:height="1.998cm" svg:x="2.975cm" svg:y="11.388cm" svg:viewBox="0 0 3500 1999" svg:d="M0 1000c0 0 0 2249 1750 0s1750 0 1750 0z">
            <text:p/>
          </draw:path>
          <draw:path draw:style-name="gr134" draw:layer="layout" svg:width="3.499cm" svg:height="1.998cm" svg:x="16.975cm" svg:y="11.388cm" svg:viewBox="0 0 3500 1999" svg:d="M0 1000c0 0 0 2249 1750 0s1750 0 1750 0z">
            <text:p/>
          </draw:path>
          <draw:path draw:style-name="gr134" draw:layer="layout" svg:width="3.499cm" svg:height="1.998cm" svg:x="13.475cm" svg:y="11.388cm" svg:viewBox="0 0 3500 1999" svg:d="M0 1000c0 0 0 2249 1750 0s1750 0 1750 0z">
            <text:p/>
          </draw:path>
          <draw:path draw:style-name="gr134" draw:layer="layout" svg:width="3.499cm" svg:height="1.998cm" svg:x="9.975cm" svg:y="11.388cm" svg:viewBox="0 0 3500 1999" svg:d="M0 1000c0 0 0 2249 1750 0s1750 0 1750 0z">
            <text:p/>
          </draw:path>
          <draw:path draw:style-name="gr134" draw:layer="layout" svg:width="3.499cm" svg:height="1.998cm" svg:x="6.475cm" svg:y="11.387cm" svg:viewBox="0 0 3500 1999" svg:d="M0 1000c0 0 0 2249 1750 0s1750 0 1750 0z">
            <text:p/>
          </draw:path>
          <draw:line draw:style-name="gr13" draw:text-style-name="P19" draw:layer="layout" svg:x1="0.975cm" svg:y1="12.387cm" svg:x2="26.975cm" svg:y2="12.387cm">
            <text:p/>
          </draw:line>
          <draw:frame draw:style-name="gr135" draw:text-style-name="P22" draw:layer="layout" svg:width="2.405cm" svg:height="1.345cm" svg:x="24.475cm" svg:y="12.261cm">
            <draw:text-box>
              <text:p text:style-name="P21">time</text:p>
            </draw:text-box>
          </draw:fram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3.975cm" svg:y1="11.887cm" svg:x2="23.975cm" svg:y2="12.887cm">
            <text:p/>
          </draw:line>
          <draw:line draw:style-name="gr15" draw:text-style-name="P19" draw:layer="layout" svg:x1="16.975cm" svg:y1="11.887cm" svg:x2="16.975cm" svg:y2="12.887cm">
            <text:p/>
          </draw:line>
          <draw:line draw:style-name="gr15" draw:text-style-name="P19" draw:layer="layout" svg:x1="9.975cm" svg:y1="11.887cm" svg:x2="9.975cm" svg:y2="12.887cm">
            <text:p/>
          </draw:line>
          <draw:line draw:style-name="gr15" draw:text-style-name="P19" draw:layer="layout" svg:x1="20.475cm" svg:y1="11.887cm" svg:x2="20.475cm" svg:y2="12.887cm">
            <text:p/>
          </draw:line>
          <draw:line draw:style-name="gr15" draw:text-style-name="P19" draw:layer="layout" svg:x1="13.475cm" svg:y1="11.887cm" svg:x2="13.475cm" svg:y2="12.887cm">
            <text:p/>
          </draw:line>
          <draw:line draw:style-name="gr15" draw:text-style-name="P19" draw:layer="layout" svg:x1="6.475cm" svg:y1="11.887cm" svg:x2="6.475cm" svg:y2="12.887cm">
            <text:p/>
          </draw:line>
          <draw:path draw:style-name="gr134" draw:layer="layout" svg:width="3.499cm" svg:height="1.998cm" svg:x="20.475cm" svg:y="11.388cm" svg:viewBox="0 0 3500 1999" svg:d="M0 1000c0 0 0 2249 1750 0s1750 0 1750 0z">
            <text:p/>
          </draw:path>
          <draw:frame draw:style-name="gr136" draw:text-style-name="P129" draw:layer="layout" svg:width="9cm" svg:height="2.5cm" svg:x="18cm" svg:y="9cm">
            <draw:text-box>
              <text:p text:style-name="P21"><text:span text:style-name="T20">Agile methods</text:span></text:p>
              <text:p text:style-name="P21"><text:span text:style-name="T20">Short iterations</text:span></text:p>
            </draw:text-box>
          </draw:frame>
        </draw:g>
      </draw:page>
      <draw:page draw:name="page17" draw:style-name="dp1" draw:master-page-name="Default">
        <office:forms form:automatic-focus="false" form:apply-design-mode="false"/>
        <draw:g>
          <draw:g>
            <draw:g>
              <draw:custom-shape draw:style-name="gr137" draw:text-style-name="P131" draw:layer="layout" svg:width="10.5cm" svg:height="1cm" draw:transform="rotate (1.5707963267949) translate (10cm 13cm)">
                <text:p text:style-name="P130">Feature 1</text:p>
                <draw:enhanced-geometry svg:viewBox="0 0 21600 21600" draw:type="rectangle" draw:enhanced-path="M 0 0 L 21600 0 21600 21600 0 21600 0 0 Z N"/>
              </draw:custom-shape>
              <draw:custom-shape draw:style-name="gr138" draw:text-style-name="P132" draw:layer="layout" svg:width="10.5cm" svg:height="1cm" draw:transform="rotate (1.5707963267949) translate (12cm 13cm)">
                <text:p text:style-name="P130">Feature n</text:p>
                <draw:enhanced-geometry svg:viewBox="0 0 21600 21600" draw:type="rectangle" draw:enhanced-path="M 0 0 L 21600 0 21600 21600 0 21600 0 0 Z N"/>
              </draw:custom-shape>
              <draw:custom-shape draw:style-name="gr139" draw:text-style-name="P133" draw:layer="layout" svg:width="10.5cm" svg:height="1cm" draw:transform="rotate (1.5707963267949) translate (11cm 13cm)">
                <text:p text:style-name="P130">Feature 2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0" draw:text-style-name="P134" draw:layer="layout" svg:width="10.5cm" svg:height="1cm" draw:transform="rotate (1.5707963267949) translate (15cm 13cm)">
                <text:p text:style-name="P130">Feature 1</text:p>
                <draw:enhanced-geometry svg:viewBox="0 0 21600 21600" draw:type="rectangle" draw:enhanced-path="M 0 0 L 21600 0 21600 21600 0 21600 0 0 Z N"/>
              </draw:custom-shape>
              <draw:custom-shape draw:style-name="gr141" draw:text-style-name="P135" draw:layer="layout" svg:width="10.5cm" svg:height="1cm" draw:transform="rotate (1.5707963267949) translate (17cm 13cm)">
                <text:p text:style-name="P130">Feature n</text:p>
                <draw:enhanced-geometry svg:viewBox="0 0 21600 21600" draw:type="rectangle" draw:enhanced-path="M 0 0 L 21600 0 21600 21600 0 21600 0 0 Z N"/>
              </draw:custom-shape>
              <draw:custom-shape draw:style-name="gr142" draw:text-style-name="P136" draw:layer="layout" svg:width="10.5cm" svg:height="1cm" draw:transform="rotate (1.5707963267949) translate (16cm 13cm)">
                <text:p text:style-name="P130">Feature 2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3" draw:text-style-name="P137" draw:layer="layout" svg:width="10.5cm" svg:height="1cm" draw:transform="rotate (1.5707963267949) translate (20cm 13cm)">
                <text:p text:style-name="P130">Feature 1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8" draw:layer="layout" svg:width="10.5cm" svg:height="1cm" draw:transform="rotate (1.5707963267949) translate (22cm 13cm)">
                <text:p text:style-name="P130">Feature n</text:p>
                <draw:enhanced-geometry svg:viewBox="0 0 21600 21600" draw:type="rectangle" draw:enhanced-path="M 0 0 L 21600 0 21600 21600 0 21600 0 0 Z N"/>
              </draw:custom-shape>
              <draw:custom-shape draw:style-name="gr145" draw:text-style-name="P139" draw:layer="layout" svg:width="10.5cm" svg:height="1cm" draw:transform="rotate (1.5707963267949) translate (21cm 13cm)">
                <text:p text:style-name="P130">Feature 2</text:p>
                <draw:enhanced-geometry svg:viewBox="0 0 21600 21600" draw:type="rectangle" draw:enhanced-path="M 0 0 L 21600 0 21600 21600 0 21600 0 0 Z N"/>
              </draw:custom-shape>
            </draw:g>
            <draw:custom-shape draw:style-name="gr146" draw:text-style-name="P140" draw:layer="layout" svg:width="18.5cm" svg:height="2cm" svg:x="5cm" svg:y="5.5cm">
              <text:p text:style-name="P9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0" draw:layer="layout" svg:width="18.5cm" svg:height="2cm" svg:x="5cm" svg:y="10.5cm">
              <text:p text:style-name="P9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0" draw:layer="layout" svg:width="18.5cm" svg:height="2cm" svg:x="5cm" svg:y="8cm">
              <text:p text:style-name="P9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47" draw:text-style-name="P141" draw:layer="layout" svg:x1="4cm" svg:y1="13cm" svg:x2="24cm" svg:y2="13cm">
            <text:p text:style-name="P21"><text:span text:style-name="T34"/></text:p>
            <text:p text:style-name="P21"><text:span text:style-name="T34"/></text:p>
            <text:p text:style-name="P21"><text:span text:style-name="T34">Business domains</text:span></text:p>
          </draw:line>
          <draw:line draw:style-name="gr147" draw:text-style-name="P141" draw:layer="layout" svg:x1="4.5cm" svg:y1="13.5cm" svg:x2="4.5cm" svg:y2="2cm">
            <text:p text:style-name="P21"><text:span text:style-name="T34">Technical domains</text:span></text:p>
            <text:p text:style-name="P21"><text:span text:style-name="T34"/></text:p>
            <text:p text:style-name="P21"><text:span text:style-name="T34"/></text:p>
          </draw:line>
        </draw:g>
      </draw:page>
      <draw:page draw:name="page18" draw:style-name="dp1" draw:master-page-name="Default">
        <office:forms form:automatic-focus="false" form:apply-design-mode="false"/>
        <draw:g>
          <draw:custom-shape draw:style-name="gr148" draw:text-style-name="P143" draw:layer="layout" svg:width="9cm" svg:height="10.5cm" svg:x="0.5cm" svg:y="2.5cm">
            <text:p text:style-name="P142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145" draw:layer="layout" svg:width="18cm" svg:height="10.5cm" svg:x="9.5cm" svg:y="2.5cm">
            <text:p text:style-name="P144"><text:span text:style-name="T34">Compan</text:span><text:span text:style-name="T34">y</text:span></text:p>
            <draw:enhanced-geometry svg:viewBox="0 0 21600 21600" draw:type="rectangle" draw:enhanced-path="M 0 0 L 21600 0 21600 21600 0 21600 0 0 Z N"/>
          </draw:custom-shape>
          <draw:line draw:style-name="gr150" draw:text-style-name="P146" draw:layer="layout" svg:x1="18.5cm" svg:y1="2cm" svg:x2="27.5cm" svg:y2="2cm">
            <text:p><text:span text:style-name="T36"><text:s/></text:span><text:span text:style-name="T36">Agile Methods </text:span></text:p>
          </draw:line>
          <draw:line draw:style-name="gr151" draw:text-style-name="P146" draw:layer="layout" svg:x1="0.5cm" svg:y1="13.5cm" svg:x2="9.5cm" svg:y2="13.5cm">
            <text:p><text:span text:style-name="T36"><text:s/></text:span><text:span text:style-name="T36">Not differentiating </text:span></text:p>
          </draw:line>
          <draw:line draw:style-name="gr151" draw:text-style-name="P146" draw:layer="layout" svg:x1="9.5cm" svg:y1="13.5cm" svg:x2="27.5cm" svg:y2="13.5cm">
            <text:p><text:span text:style-name="T36"><text:s/></text:span><text:span text:style-name="T36">Competitively differentiating </text:span></text:p>
          </draw:line>
          <draw:g>
            <draw:g>
              <draw:custom-shape draw:style-name="gr152" draw:text-style-name="P148" draw:layer="layout" svg:width="3cm" svg:height="9.5cm" svg:x="18cm" svg:y="3cm">
                <text:p text:style-name="P147"><text:span text:style-name="T34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3" draw:text-style-name="P150" draw:layer="layout" svg:width="8cm" svg:height="0.667cm" draw:transform="rotate (1.5707963267949) translate (18.5cm 12cm)">
                <text:p text:style-name="P149">Feature 1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4" draw:text-style-name="P151" draw:layer="layout" svg:width="8cm" svg:height="0.667cm" draw:transform="rotate (1.5707963267949) translate (19.833cm 12cm)">
                <text:p text:style-name="P149">Feature 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5" draw:text-style-name="P152" draw:layer="layout" svg:width="8cm" svg:height="0.666cm" draw:transform="rotate (1.5707963267949) translate (19.167cm 12cm)">
                <text:p text:style-name="P149">Feature 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8" draw:layer="layout" svg:width="3cm" svg:height="9.5cm" svg:x="24cm" svg:y="3cm">
                <text:p text:style-name="P147"><text:span text:style-name="T34">Product </text:span><text:span text:style-name="T34">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6" draw:text-style-name="P153" draw:layer="layout" svg:width="8cm" svg:height="0.667cm" draw:transform="rotate (1.5707963267949) translate (24.5cm 12cm)">
                <text:p text:style-name="P149">Feature 1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7" draw:text-style-name="P154" draw:layer="layout" svg:width="8cm" svg:height="0.667cm" draw:transform="rotate (1.5707963267949) translate (25.833cm 12cm)">
                <text:p text:style-name="P149">Feature 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8" draw:text-style-name="P155" draw:layer="layout" svg:width="8cm" svg:height="0.666cm" draw:transform="rotate (1.5707963267949) translate (25.167cm 12cm)">
                <text:p text:style-name="P149">Feature 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8" draw:layer="layout" svg:width="3cm" svg:height="9.5cm" svg:x="21cm" svg:y="3cm">
                <text:p text:style-name="P147"><text:span text:style-name="T34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9" draw:text-style-name="P156" draw:layer="layout" svg:width="8cm" svg:height="0.667cm" draw:transform="rotate (1.5707963267949) translate (21.5cm 12cm)">
                <text:p text:style-name="P149">Feature 1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7" draw:layer="layout" svg:width="8cm" svg:height="0.667cm" draw:transform="rotate (1.5707963267949) translate (22.833cm 12cm)">
                <text:p text:style-name="P149">Feature 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1" draw:text-style-name="P158" draw:layer="layout" svg:width="8cm" svg:height="0.666cm" draw:transform="rotate (1.5707963267949) translate (22.167cm 12cm)">
                <text:p text:style-name="P149">Feature 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2" draw:text-style-name="P160" draw:layer="layout" svg:width="17cm" svg:height="1.5cm" svg:x="10cm" svg:y="6cm">
            <text:p text:style-name="P159"><text:span text:style-name="T37">User interface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0" draw:layer="layout" svg:width="17cm" svg:height="1.5cm" svg:x="10cm" svg:y="8cm">
            <text:p text:style-name="P159"><text:span text:style-name="T37">Domain model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0" draw:layer="layout" svg:width="17cm" svg:height="1.5cm" svg:x="10cm" svg:y="10cm">
            <text:p text:style-name="P159"><text:span text:style-name="T37">Persistence </text:span><text:span text:style-name="T37">layer</text:span></text:p>
            <draw:enhanced-geometry svg:viewBox="0 0 21600 21600" draw:type="rectangle" draw:enhanced-path="M 0 0 L 21600 0 21600 21600 0 21600 0 0 Z N"/>
          </draw:custom-shape>
          <draw:line draw:style-name="gr150" draw:text-style-name="P146" draw:layer="layout" svg:x1="9.5cm" svg:y1="2cm" svg:x2="18.5cm" svg:y2="2cm">
            <text:p><text:span text:style-name="T36"><text:s/></text:span><text:span text:style-name="T36">Inner Source </text:span></text:p>
          </draw:line>
          <draw:line draw:style-name="gr150" draw:text-style-name="P146" draw:layer="layout" svg:x1="0.5cm" svg:y1="2cm" svg:x2="9.5cm" svg:y2="2cm">
            <text:p><text:span text:style-name="T36"><text:s/></text:span><text:span text:style-name="T36">O</text:span><text:span text:style-name="T36">p</text:span><text:span text:style-name="T36">e</text:span><text:span text:style-name="T36">n</text:span><text:span text:style-name="T36"> </text:span><text:span text:style-name="T36">S</text:span><text:span text:style-name="T36">o</text:span><text:span text:style-name="T36">u</text:span><text:span text:style-name="T36">r</text:span><text:span text:style-name="T36">c</text:span><text:span text:style-name="T36">e</text:span><text:span text:style-name="T36"> </text:span></text:p>
          </draw:line>
          <draw:line draw:style-name="gr163" draw:text-style-name="P49" draw:layer="layout" svg:x1="21.1cm" svg:y1="3cm" svg:x2="21cm" svg:y2="12.5cm">
            <text:p/>
          </draw:line>
          <draw:line draw:style-name="gr163" draw:text-style-name="P49" draw:layer="layout" svg:x1="24cm" svg:y1="3cm" svg:x2="24cm" svg:y2="12.5cm">
            <text:p/>
          </draw:line>
        </draw:g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2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22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4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3H3M22S</meta:editing-duration>
    <meta:editing-cycles>276</meta:editing-cycles>
    <meta:generator>LibreOffice/7.1.1.2$Linux_X86_64 LibreOffice_project/dd797d330b34196606d0870aaa694e9504402ca1</meta:generator>
    <meta:initial-creator>Dirk Riehle</meta:initial-creator>
    <dc:date>2021-03-07T17:28:25.433103790</dc:date>
    <dc:creator>Dirk Riehle</dc:creator>
    <meta:document-statistic meta:object-count="398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